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75cm" fo:min-width="18.55cm"/>
    </style:style>
    <style:style style:name="gr2" style:family="graphic" style:parent-style-name="standard">
      <style:graphic-properties draw:fill-color="#4b1f6f" draw:textarea-horizontal-align="justify" draw:textarea-vertical-align="middle" draw:auto-grow-height="false" fo:min-height="0cm" fo:min-width="18.55cm"/>
    </style:style>
    <style:style style:name="gr3" style:family="graphic" style:parent-style-name="standard">
      <style:graphic-properties draw:fill-color="#4b1f6f" draw:textarea-horizontal-align="justify" draw:textarea-vertical-align="middle" draw:auto-grow-height="false" fo:min-height="9.196cm" fo:min-width="0cm"/>
    </style:style>
    <style:style style:name="gr4" style:family="graphic" style:parent-style-name="standard">
      <style:graphic-properties draw:fill-color="#4b1f6f" draw:textarea-horizontal-align="justify" draw:textarea-vertical-align="middle" draw:auto-grow-height="false" fo:min-height="9.27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465cm" fo:min-width="4.091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4.195cm" fo:min-width="18.55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0.067cm" fo:min-width="18.47cm"/>
    </style:style>
    <style:style style:name="gr8" style:family="graphic" style:parent-style-name="standard">
      <style:graphic-properties draw:fill="hatch" draw:fill-hatch-name="Black_20_45_20_Degrees_20_Wide" draw:fill-hatch-solid="false" draw:textarea-horizontal-align="justify" draw:textarea-vertical-align="middle" draw:auto-grow-height="false" fo:min-height="9.275cm" fo:min-width="18.55cm"/>
    </style:style>
    <style:style style:name="gr9" style:family="graphic" style:parent-style-name="standard">
      <style:graphic-properties draw:fill="hatch" draw:fill-color="#4b1f6f" draw:fill-hatch-name="Black_20_45_20_Degrees_20_Wide" draw:fill-hatch-solid="false" draw:textarea-horizontal-align="justify" draw:textarea-vertical-align="middle" draw:auto-grow-height="false" fo:min-height="0cm" fo:min-width="18.55cm"/>
    </style:style>
    <style:style style:name="gr10" style:family="graphic" style:parent-style-name="standard">
      <style:graphic-properties draw:fill="hatch" draw:fill-color="#4b1f6f" draw:fill-hatch-name="Black_20_45_20_Degrees_20_Wide" draw:fill-hatch-solid="false" draw:textarea-horizontal-align="justify" draw:textarea-vertical-align="middle" draw:auto-grow-height="false" fo:min-height="9.196cm" fo:min-width="0cm"/>
    </style:style>
    <style:style style:name="gr11" style:family="graphic" style:parent-style-name="standard">
      <style:graphic-properties draw:fill="hatch" draw:fill-color="#4b1f6f" draw:fill-hatch-name="Black_20_45_20_Degrees_20_Wide" draw:fill-hatch-solid="false" draw:textarea-horizontal-align="justify" draw:textarea-vertical-align="middle" draw:auto-grow-height="false" fo:min-height="9.275cm" fo:min-width="0cm"/>
    </style:style>
    <style:style style:name="gr12" style:family="graphic" style:parent-style-name="standard">
      <style:graphic-properties draw:stroke="none" svg:stroke-color="#000000" draw:fill="none" draw:fill-color="#ffffff" fo:min-height="2.37cm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0.77cm"/>
    </style:style>
    <style:style style:name="gr14" style:family="graphic" style:parent-style-name="standard">
      <style:graphic-properties draw:fill-color="#4b1f6f" draw:textarea-horizontal-align="justify" draw:textarea-vertical-align="middle" draw:auto-grow-height="false" fo:min-height="0cm" fo:min-width="0.77cm"/>
    </style:style>
    <style:style style:name="gr15" style:family="graphic" style:parent-style-name="standard">
      <style:graphic-properties draw:fill-color="#4b1f6f" draw:textarea-horizontal-align="justify" draw:textarea-vertical-align="middle" draw:auto-grow-height="false" fo:min-height="0.38cm" fo:min-width="0cm"/>
    </style:style>
    <style:style style:name="gr16" style:family="graphic" style:parent-style-name="standard">
      <style:graphic-properties draw:fill-color="#4b1f6f" draw:textarea-horizontal-align="justify" draw:textarea-vertical-align="middle" draw:auto-grow-height="false" fo:min-height="0.38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337cm" fo:min-width="5.917cm" fo:wrap-option="no-wrap"/>
    </style:style>
    <style:style style:name="gr18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 fo:min-height="12.132cm" fo:min-width="13.628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1.498cm" fo:min-width="6.009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1.498cm" fo:min-width="6.088cm"/>
    </style:style>
    <style:style style:name="gr21" style:family="graphic" style:parent-style-name="standard">
      <style:graphic-properties draw:textarea-horizontal-align="justify" draw:textarea-vertical-align="middle" draw:auto-grow-height="false" fo:min-height="0.544cm" fo:min-width="5.043cm" fo:wrap-option="no-wrap"/>
    </style:style>
    <style:style style:name="gr22" style:family="graphic" style:parent-style-name="standard">
      <style:graphic-properties draw:textarea-horizontal-align="justify" draw:textarea-vertical-align="middle" draw:auto-grow-height="false" fo:min-height="0.544cm" fo:min-width="4.567cm" fo:wrap-option="no-wrap"/>
    </style:style>
    <style:style style:name="gr23" style:family="graphic" style:parent-style-name="standard">
      <style:graphic-properties draw:textarea-horizontal-align="justify" draw:textarea-vertical-align="middle" draw:auto-grow-height="false" fo:min-height="2.749cm" fo:min-width="2.499cm" fo:wrap-option="no-wrap"/>
    </style:style>
    <style:style style:name="gr24" style:family="graphic" style:parent-style-name="standard">
      <style:graphic-properties draw:fill-color="#ffff99" draw:textarea-horizontal-align="justify" draw:textarea-vertical-align="middle" draw:auto-grow-height="false" fo:min-height="1.02cm" fo:min-width="24.503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 fo:min-height="19.593cm" fo:min-width="1.008cm"/>
    </style:style>
    <style:style style:name="gr26" style:family="graphic" style:parent-style-name="standard">
      <style:graphic-properties draw:fill-color="#ffff99" draw:textarea-horizontal-align="justify" draw:textarea-vertical-align="middle" draw:auto-grow-height="false" fo:min-height="0.305cm" fo:min-width="23.55cm"/>
    </style:style>
    <style:style style:name="gr27" style:family="graphic" style:parent-style-name="standard">
      <style:graphic-properties draw:fill-color="#ffff99" draw:textarea-horizontal-align="justify" draw:textarea-vertical-align="middle" draw:auto-grow-height="false" fo:min-height="20.705cm" fo:min-width="0.135cm"/>
    </style:style>
    <style:style style:name="gr28" style:family="graphic" style:parent-style-name="standard">
      <style:graphic-properties draw:fill-color="#66ff66" draw:textarea-horizontal-align="justify" draw:textarea-vertical-align="middle" draw:auto-grow-height="false" fo:min-height="3.48cm" fo:min-width="10.771cm"/>
    </style:style>
    <style:style style:name="gr29" style:family="graphic" style:parent-style-name="standard">
      <style:graphic-properties draw:fill-color="#ffff99" draw:textarea-horizontal-align="justify" draw:textarea-vertical-align="middle" draw:auto-grow-height="false" fo:min-height="0.384cm" fo:min-width="11.907cm"/>
    </style:style>
    <style:style style:name="gr30" style:family="graphic" style:parent-style-name="standard">
      <style:graphic-properties draw:fill-color="#ffff99" draw:textarea-horizontal-align="justify" draw:textarea-vertical-align="middle" draw:auto-grow-height="false" fo:min-height="9.652cm" fo:min-width="0.248cm"/>
    </style:style>
    <style:style style:name="gr31" style:family="graphic" style:parent-style-name="standard">
      <style:graphic-properties draw:fill-color="#ffff99" draw:textarea-horizontal-align="justify" draw:textarea-vertical-align="middle" draw:auto-grow-height="false" fo:min-height="0.027cm" fo:min-width="11.434cm"/>
    </style:style>
    <style:style style:name="gr32" style:family="graphic" style:parent-style-name="standard">
      <style:graphic-properties draw:fill-color="#ffff99" draw:textarea-horizontal-align="justify" draw:textarea-vertical-align="middle" draw:auto-grow-height="false" fo:min-height="10.206cm" fo:min-width="0cm"/>
    </style:style>
    <style:style style:name="gr33" style:family="graphic" style:parent-style-name="standard">
      <style:graphic-properties draw:fill-color="#66ff66" draw:textarea-horizontal-align="justify" draw:textarea-vertical-align="middle" draw:auto-grow-height="false" fo:min-height="1.612cm" fo:min-width="5.093cm"/>
    </style:style>
    <style:style style:name="gr34" style:family="graphic" style:parent-style-name="standard">
      <style:graphic-properties draw:fill-color="#66ff66" draw:textarea-horizontal-align="justify" draw:textarea-vertical-align="middle" draw:auto-grow-height="false" fo:min-height="1.611cm" fo:min-width="5.093cm"/>
    </style:style>
    <style:style style:name="gr35" style:family="graphic" style:parent-style-name="standard">
      <style:graphic-properties draw:stroke="none" svg:stroke-color="#000000" draw:fill="none" draw:fill-color="#ffffff" fo:min-height="0.781cm"/>
    </style:style>
    <style:style style:name="gr36" style:family="graphic" style:parent-style-name="standard">
      <style:graphic-properties draw:textarea-horizontal-align="justify" draw:textarea-vertical-align="middle" draw:auto-grow-height="false" fo:min-height="1.655cm" fo:min-width="12.676cm"/>
    </style:style>
    <style:style style:name="gr37" style:family="graphic" style:parent-style-name="standard">
      <style:graphic-properties draw:textarea-horizontal-align="justify" draw:textarea-vertical-align="middle" draw:auto-grow-height="false" fo:min-height="1.655cm" fo:min-width="1.405cm"/>
    </style:style>
    <style:style style:name="gr38" style:family="graphic" style:parent-style-name="standard">
      <style:graphic-properties draw:textarea-horizontal-align="justify" draw:textarea-vertical-align="middle" draw:auto-grow-height="false" fo:min-height="1.655cm" fo:min-width="3.31cm"/>
    </style:style>
    <style:style style:name="gr39" style:family="graphic" style:parent-style-name="standard">
      <style:graphic-properties draw:textarea-horizontal-align="justify" draw:textarea-vertical-align="middle" draw:auto-grow-height="false" fo:min-height="1.02cm" fo:min-width="1.405cm"/>
    </style:style>
    <style:style style:name="gr40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41" style:family="graphic" style:parent-style-name="standard">
      <style:graphic-properties draw:textarea-horizontal-align="justify" draw:textarea-vertical-align="middle" draw:auto-grow-height="false" fo:min-height="1.02cm" fo:min-width="0.452cm"/>
    </style:style>
    <style:style style:name="gr42" style:family="graphic" style:parent-style-name="standard">
      <style:graphic-properties draw:textarea-horizontal-align="justify" draw:textarea-vertical-align="middle" draw:auto-grow-height="false" fo:min-height="0.226cm" fo:min-width="6.009cm"/>
    </style:style>
    <style:style style:name="gr43" style:family="graphic" style:parent-style-name="standard">
      <style:graphic-properties draw:stroke="none" svg:stroke-color="#000000" draw:fill="none" draw:fill-color="#ffffff" fo:min-height="3.556cm"/>
    </style:style>
    <style:style style:name="gr44" style:family="graphic" style:parent-style-name="standard">
      <style:graphic-properties draw:textarea-horizontal-align="justify" draw:textarea-vertical-align="middle" draw:auto-grow-height="false" fo:min-height="0.226cm" fo:min-width="0.151cm"/>
    </style:style>
    <style:style style:name="gr45" style:family="graphic" style:parent-style-name="standard">
      <style:graphic-properties draw:fill-color="#4b1f6f" draw:textarea-horizontal-align="justify" draw:textarea-vertical-align="middle" draw:auto-grow-height="false" fo:min-height="0cm" fo:min-width="0.151cm"/>
    </style:style>
    <style:style style:name="gr46" style:family="graphic" style:parent-style-name="standard">
      <style:graphic-properties draw:fill-color="#4b1f6f" draw:textarea-horizontal-align="justify" draw:textarea-vertical-align="middle" draw:auto-grow-height="false" fo:min-height="0.223cm" fo:min-width="0cm"/>
    </style:style>
    <style:style style:name="gr47" style:family="graphic" style:parent-style-name="standard">
      <style:graphic-properties draw:fill-color="#4b1f6f" draw:textarea-horizontal-align="justify" draw:textarea-vertical-align="middle" draw:auto-grow-height="false" fo:min-height="0.226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0.226cm" fo:min-width="0.15cm"/>
    </style:style>
    <style:style style:name="gr49" style:family="graphic" style:parent-style-name="standard">
      <style:graphic-properties draw:fill-color="#4b1f6f" draw:textarea-horizontal-align="justify" draw:textarea-vertical-align="middle" draw:auto-grow-height="false" fo:min-height="0cm" fo:min-width="0.15cm"/>
    </style:style>
    <style:style style:name="gr50" style:family="graphic" style:parent-style-name="standard">
      <style:graphic-properties draw:textarea-horizontal-align="justify" draw:textarea-vertical-align="middle" draw:auto-grow-height="false" fo:min-height="0.226cm" fo:min-width="0.152cm"/>
    </style:style>
    <style:style style:name="gr51" style:family="graphic" style:parent-style-name="standard">
      <style:graphic-properties draw:fill-color="#4b1f6f" draw:textarea-horizontal-align="justify" draw:textarea-vertical-align="middle" draw:auto-grow-height="false" fo:min-height="0cm" fo:min-width="0.152cm"/>
    </style:style>
    <style:style style:name="P1" style:family="paragraph">
      <style:paragraph-properties fo:text-align="center"/>
    </style:style>
    <style:style style:name="P2" style:family="paragraph">
      <loext:graphic-properties draw:fill-color="#4b1f6f"/>
      <style:paragraph-properties fo:text-align="center"/>
    </style:style>
    <style:style style:name="P3" style:family="paragraph">
      <loext:graphic-properties draw:fill-color="#4b1f6f"/>
      <style:paragraph-properties fo:text-align="end"/>
    </style:style>
    <style:style style:name="P4" style:family="paragraph">
      <loext:graphic-properties draw:fill-color="#ff950e"/>
      <style:paragraph-properties fo:text-align="center"/>
    </style:style>
    <style:style style:name="P5" style:family="paragraph">
      <loext:graphic-properties draw:fill="hatch" draw:fill-hatch-name="Black_20_45_20_Degrees_20_Wide" draw:fill-hatch-solid="false"/>
      <style:paragraph-properties fo:text-align="center"/>
    </style:style>
    <style:style style:name="P6" style:family="paragraph">
      <loext:graphic-properties draw:fill="hatch" draw:fill-color="#4b1f6f" draw:fill-hatch-name="Black_20_45_20_Degrees_20_Wide" draw:fill-hatch-solid="false"/>
      <style:paragraph-properties fo:text-align="center"/>
    </style:style>
    <style:style style:name="P7" style:family="paragraph">
      <loext:graphic-properties draw:fill="hatch" draw:fill-color="#4b1f6f" draw:fill-hatch-name="Black_20_45_20_Degrees_20_Wide" draw:fill-hatch-solid="false"/>
      <style:paragraph-properties fo:text-align="end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6pt" style:font-size-asian="18pt" style:font-size-complex="18pt"/>
    </style:style>
    <style:style style:name="P10" style:family="paragraph">
      <loext:graphic-properties draw:fill="hatch" draw:fill-hatch-name="Black_20_45_20_Degrees" draw:fill-hatch-solid="fals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-color="#ffff99"/>
      <style:paragraph-properties fo:text-align="center"/>
    </style:style>
    <style:style style:name="P13" style:family="paragraph">
      <loext:graphic-properties draw:fill-color="#66ff66"/>
      <style:paragraph-properties fo:text-align="center"/>
    </style:style>
    <style:style style:name="P14" style:family="paragraph">
      <style:paragraph-properties fo:text-align="center"/>
      <style:text-properties fo:font-size="8pt" style:font-size-asian="18pt" style:font-size-complex="18pt"/>
    </style:style>
    <style:style style:name="P15" style:family="paragraph">
      <loext:graphic-properties draw:fill-color="#ffff99"/>
      <style:paragraph-properties fo:text-align="center"/>
      <style:text-properties fo:font-size="8pt" style:font-size-asian="18pt" style:font-size-complex="18pt"/>
    </style:style>
    <style:style style:name="P16" style:family="paragraph">
      <loext:graphic-properties draw:fill-color="#66ff66"/>
      <style:paragraph-properties fo:text-align="center"/>
      <style:text-properties fo:font-size="8pt" style:font-size-asian="18pt" style:font-size-complex="18pt"/>
    </style:style>
    <style:style style:name="P17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9.05cm" svg:height="9.525cm" svg:x="4.81cm" svg:y="4.81cm">
            <text:p text:style-name="P1">TRAY 5'X10'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.05cm" svg:height="0.238cm" svg:x="4.81cm" svg:y="4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.05cm" svg:height="0.238cm" svg:x="4.81cm" svg:y="14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8cm" svg:height="9.446cm" svg:x="4.81cm" svg:y="4.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238cm" svg:height="9.525cm" svg:x="23.622cm" svg:y="4.81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4.591cm" svg:height="0.715cm" svg:x="12.747cm" svg:y="2.19cm">
          <text:p text:style-name="P1">Hoist lift edge</text:p>
          <draw:enhanced-geometry svg:viewBox="0 0 21600 21600" draw:mirror-horizontal="false" draw:type="line-callout-1" draw:modifiers="-9017.24738675958 81452.5139664804 -1175.95818815331 16743.01675977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2" draw:style-name="dp1" draw:master-page-name="Default">
        <draw:g>
          <draw:custom-shape draw:style-name="gr6" draw:text-style-name="P1" draw:layer="layout" svg:width="19.05cm" svg:height="4.445cm" svg:x="4.016cm" svg:y="7.746cm">
            <text:p text:style-name="P1">Rolling Tray Table 28” X 10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8.97cm" svg:height="0.317cm" svg:x="4.016cm" svg:y="11.31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8.97cm" svg:height="0.317cm" svg:x="4.095cm" svg:y="10.3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8.97cm" svg:height="0.317cm" svg:x="4.016cm" svg:y="9.017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g>
          <draw:g>
            <draw:custom-shape draw:style-name="gr6" draw:text-style-name="P1" draw:layer="layout" svg:width="19.05cm" svg:height="4.445cm" svg:x="4.81cm" svg:y="7.27cm">
              <text:p text:style-name="P1">Rolling Tray Table 28” X 10'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18.97cm" svg:height="0.317cm" svg:x="4.81cm" svg:y="10.84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8.97cm" svg:height="0.317cm" svg:x="4.889cm" svg:y="9.8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8.97cm" svg:height="0.317cm" svg:x="4.81cm" svg:y="8.5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9.05cm" svg:height="9.525cm" svg:x="4.81cm" svg:y="4.81cm">
              <text:p text:style-name="P1">TRAY 5'X10'</text:p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19.05cm" svg:height="0.238cm" svg:x="4.81cm" svg:y="4.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19.05cm" svg:height="0.238cm" svg:x="4.81cm" svg:y="14.09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0.238cm" svg:height="9.446cm" svg:x="4.81cm" svg:y="4.8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238cm" svg:height="9.525cm" svg:x="23.622cm" svg:y="4.81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8" draw:layer="layout" svg:width="15.796cm" svg:height="2.62cm" svg:x="8.064cm" svg:y="1.793cm">
          <draw:text-box>
            <text:p>Tray over table</text:p>
          </draw:text-box>
        </draw:frame>
      </draw:page>
      <draw:page draw:name="page4" draw:style-name="dp1" draw:master-page-name="Default">
        <draw:g>
          <draw:g>
            <draw:custom-shape draw:style-name="gr13" draw:text-style-name="P9" draw:layer="layout" svg:width="1.27cm" svg:height="0.635cm" svg:x="6.08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6.08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6.08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6.08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7.33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7.51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7.51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7.51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7.51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8.76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6.24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6.24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6.24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6.24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7.49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4.97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4.97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4.97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4.97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6.22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3.7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3.7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3.7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3.7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4.95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2.43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2.43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2.43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2.43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3.68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1.16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1.16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1.16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1.16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2.41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9.89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9.89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9.89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9.89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1.14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7.35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7.35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7.35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7.35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8.60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8.62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8.62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8.62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8.62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9.874cm" svg:y="7.3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1" draw:layer="layout" svg:width="6.417cm" svg:height="1.587cm" svg:x="13.474cm" svg:y="3.619cm">
          <text:p text:style-name="P1">One row about 100'</text:p>
          <text:p text:style-name="P1">500 sq ft</text:p>
          <draw:enhanced-geometry svg:viewBox="0 0 21600 21600" draw:mirror-horizontal="false" draw:type="line-callout-1" draw:modifiers="-5909.87846681209 50762.7204030227 -841.38360860081 7549.118387909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5" draw:style-name="dp1" draw:master-page-name="Default">
        <draw:g>
          <draw:custom-shape draw:style-name="gr18" draw:text-style-name="P10" draw:layer="layout" svg:width="14.128cm" svg:height="12.382cm" svg:x="6.08cm" svg:y="4.1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6.509cm" svg:height="11.748cm" svg:x="6.397cm" svg:y="4.49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6.588cm" svg:height="11.748cm" svg:x="13.223cm" svg:y="4.492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" draw:layer="layout" svg:width="5.543cm" svg:height="0.794cm" svg:x="19.507cm" svg:y="1.714cm">
          <text:p text:style-name="P1">Six foot open area</text:p>
          <draw:enhanced-geometry svg:viewBox="0 0 21600 21600" draw:mirror-horizontal="false" draw:type="line-callout-2" draw:modifiers="-9015.58441558442 69011.320754717 -3600 4000 -974.025974025974 15052.075471698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2" draw:text-style-name="P1" draw:layer="layout" svg:width="5.067cm" svg:height="0.794cm" svg:x="12.522cm" svg:y="2.031cm">
          <text:p text:style-name="P1">Greenhouse wall</text:p>
          <draw:enhanced-geometry svg:viewBox="0 0 21600 21600" draw:mirror-horizontal="false" draw:type="line-callout-2" draw:modifiers="-7488.39779005525 58252.0754716981 -3600 4000 -1065.5090765588 15052.075471698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3" draw:text-style-name="P1" draw:layer="layout" svg:width="2.999cm" svg:height="2.999cm" svg:x="22.92cm" svg:y="7.27cm">
          <text:p text:style-name="P1">Grow area</text:p>
          <draw:enhanced-geometry svg:viewBox="0 0 21600 21600" draw:mirror-horizontal="false" draw:type="line-callout-2" draw:modifiers="-33804 9727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6" draw:style-name="dp1" draw:master-page-name="Default">
        <draw:g>
          <draw:custom-shape draw:style-name="gr24" draw:text-style-name="P12" draw:layer="layout" svg:width="25.003cm" svg:height="1.27cm" svg:x="0.384cm" svg:y="15.843cm">
            <text:p text:style-name="P1">10 X100 foot isle</text:p>
            <draw:enhanced-geometry svg:viewBox="0 0 21600 21600" draw:type="rectangle" draw:enhanced-path="M 0 0 L 21600 0 21600 21600 0 21600 0 0 Z N"/>
          </draw:custom-shape>
          <draw:custom-shape draw:style-name="gr25" draw:text-style-name="P12" draw:layer="layout" svg:width="1.508cm" svg:height="19.843cm" svg:x="12.271cm" svg:y="1cm">
            <text:p text:style-name="P1">12 ft</text:p>
            <text:p text:style-name="P1">Cntr</text:p>
            <text:p text:style-name="P1">isle</text:p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24.05cm" svg:height="0.555cm" svg:x="0.984cm" svg:y="0.468cm">
            <text:p text:style-name="P1">5 ft side isle</text:p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635cm" svg:height="20.955cm" svg:x="0.365cm" svg:y="0.444cm">
            <text:p text:style-name="P1">5 </text:p>
            <text:p text:style-name="P1">ft</text:p>
            <draw:enhanced-geometry svg:viewBox="0 0 21600 21600" draw:type="rectangle" draw:enhanced-path="M 0 0 L 21600 0 21600 21600 0 21600 0 0 Z N"/>
          </draw:custom-shape>
          <draw:g>
            <draw:custom-shape draw:style-name="gr28" draw:text-style-name="P13" draw:layer="layout" svg:width="11.271cm" svg:height="3.73cm" svg:x="1cm" svg:y="12.112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cm" svg:y="4.73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cm" svg:y="8.46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cm" svg:y="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cm" svg:y="17.113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8" draw:text-style-name="P13" draw:layer="layout" svg:width="11.271cm" svg:height="3.73cm" svg:x="13.779cm" svg:y="12.112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3.779cm" svg:y="4.73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3.779cm" svg:y="8.46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3.779cm" svg:y="1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  <draw:custom-shape draw:style-name="gr28" draw:text-style-name="P13" draw:layer="layout" svg:width="11.271cm" svg:height="3.73cm" svg:x="13.779cm" svg:y="17.113cm">
              <text:p text:style-name="P1">Section</text:p>
              <text:p text:style-name="P1">6 rows of 9 trays per row</text:p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2" draw:layer="layout" svg:width="24.05cm" svg:height="0.555cm" svg:x="1cm" svg:y="20.843cm">
            <text:p text:style-name="P1">5 ft side isle</text:p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635cm" svg:height="20.955cm" svg:x="25.064cm" svg:y="0.488cm">
            <text:p text:style-name="P1">5 </text:p>
            <text:p text:style-name="P1">ft</text:p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Default">
        <draw:g>
          <draw:custom-shape draw:style-name="gr29" draw:text-style-name="P15" draw:layer="layout" svg:width="12.407cm" svg:height="0.634cm" svg:x="6.803cm" svg:y="8.683cm">
            <text:p text:style-name="P14">10 X100 foot isl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5" draw:layer="layout" svg:width="0.748cm" svg:height="9.902cm" svg:x="12.702cm" svg:y="1.276cm">
            <text:p text:style-name="P14">12 ft</text:p>
            <text:p text:style-name="P14">Cntr</text:p>
            <text:p text:style-name="P14">isl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5" draw:layer="layout" svg:width="11.934cm" svg:height="0.277cm" svg:x="7.101cm" svg:y="1.011cm">
            <text:p text:style-name="P14">5 ft side isl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5" draw:layer="layout" svg:width="0.315cm" svg:height="10.456cm" svg:x="6.794cm" svg:y="0.999cm">
            <text:p text:style-name="P14">5 </text:p>
            <text:p text:style-name="P14">ft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3" draw:text-style-name="P16" draw:layer="layout" svg:width="5.593cm" svg:height="1.862cm" svg:x="7.109cm" svg:y="6.821cm">
              <text:p text:style-name="P14">Section</text:p>
              <text:p text:style-name="P14">6 rows of 9 trays per row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6" draw:layer="layout" svg:width="5.593cm" svg:height="1.861cm" svg:x="7.109cm" svg:y="3.138cm">
              <text:p text:style-name="P14">Section</text:p>
              <text:p text:style-name="P14">6 rows of 9 trays per row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5.593cm" svg:height="1.862cm" svg:x="7.109cm" svg:y="4.999cm">
              <text:p text:style-name="P14">Section</text:p>
              <text:p text:style-name="P14">6 rows of 9 trays per row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5.593cm" svg:height="1.862cm" svg:x="7.109cm" svg:y="1.276cm">
              <text:p text:style-name="P14">Section</text:p>
              <text:p text:style-name="P14">6 rows of 9 trays per row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6" draw:layer="layout" svg:width="5.593cm" svg:height="1.861cm" svg:x="7.109cm" svg:y="9.317cm">
              <text:p text:style-name="P14">Section</text:p>
              <text:p text:style-name="P14">6 rows of 9 trays per row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3" draw:text-style-name="P16" draw:layer="layout" svg:width="5.593cm" svg:height="1.862cm" svg:x="13.45cm" svg:y="6.821cm">
              <text:p text:style-name="P14">Section</text:p>
              <text:p text:style-name="P14">6 rows of 9 trays per row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6" draw:layer="layout" svg:width="5.593cm" svg:height="1.861cm" svg:x="13.45cm" svg:y="3.138cm">
              <text:p text:style-name="P14">Section</text:p>
              <text:p text:style-name="P14">6 rows of 9 trays per row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5.593cm" svg:height="1.862cm" svg:x="13.45cm" svg:y="4.999cm">
              <text:p text:style-name="P14">Section</text:p>
              <text:p text:style-name="P14">6 rows of 9 trays per row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5.593cm" svg:height="1.862cm" svg:x="13.45cm" svg:y="1.276cm">
              <text:p text:style-name="P14">Section</text:p>
              <text:p text:style-name="P14">6 rows of 9 trays per row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6" draw:layer="layout" svg:width="5.593cm" svg:height="1.861cm" svg:x="13.45cm" svg:y="9.317cm">
              <text:p text:style-name="P14">Section</text:p>
              <text:p text:style-name="P14">6 rows of 9 trays per row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1" draw:text-style-name="P15" draw:layer="layout" svg:width="11.934cm" svg:height="0.277cm" svg:x="7.109cm" svg:y="11.178cm">
            <text:p text:style-name="P14">5 ft side isl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5" draw:layer="layout" svg:width="0.315cm" svg:height="10.456cm" svg:x="19.05cm" svg:y="1.021cm">
            <text:p text:style-name="P14">5 </text:p>
            <text:p text:style-name="P14">f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5" draw:text-style-name="P8" draw:layer="layout" svg:width="4.365cm" svg:height="1.031cm" svg:x="21.32cm" svg:y="1.635cm">
          <draw:text-box>
            <text:p>1 mm = 2 ft</text:p>
          </draw:text-box>
        </draw:frame>
        <draw:custom-shape draw:style-name="gr36" draw:text-style-name="P17" draw:layer="layout" svg:width="13.176cm" svg:height="1.905cm" svg:x="6.159cm" svg:y="11.477cm">
          <text:p text:style-name="P1"><text:span text:style-name="T2">Head house 30 ft x 100 ft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905cm" svg:height="1.905cm" svg:x="17.43cm" svg:y="11.477cm">
          <text:p text:style-name="P1"><text:span text:style-name="T2">30 x 30 ft</text:span></text:p>
          <text:p text:style-name="P1"><text:span text:style-name="T2">Dock and</text:span></text:p>
          <text:p text:style-name="P1"><text:span text:style-name="T2">storage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905cm" svg:height="1.905cm" svg:x="18.065cm" svg:y="14.414cm">
          <text:p text:style-name="P1"><text:span text:style-name="T2">30 x 30 ft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905cm" svg:height="1.905cm" svg:x="14.096cm" svg:y="13.382cm">
          <text:p text:style-name="P1"><text:span text:style-name="T2">30 x 30 ft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905cm" svg:height="1.905cm" svg:x="12.191cm" svg:y="13.382cm">
          <text:p text:style-name="P1"><text:span text:style-name="T2">30 x 30 ft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3.81cm" svg:height="1.905cm" svg:x="12.191cm" svg:y="11.477cm">
          <text:p text:style-name="P1"><text:span text:style-name="T2">30 x 60 ft</text:span></text:p>
          <text:p text:style-name="P1"><text:span text:style-name="T2">Work area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1.905cm" svg:height="1.27cm" svg:x="1cm" svg:y="1cm">
          <text:p text:style-name="P1"><text:span text:style-name="T2">20 x 20 ft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1.27cm" svg:height="1.27cm" svg:x="10.921cm" svg:y="12.112cm">
          <text:p text:style-name="P1"><text:span text:style-name="T2">20 x 20 ft</text:span></text:p>
          <text:p text:style-name="P1"><text:span text:style-name="T2">Barrel trim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1.27cm" svg:height="1.27cm" svg:x="9.651cm" svg:y="12.112cm">
          <text:p text:style-name="P1"><text:span text:style-name="T2">20 x 20 ft</text:span></text:p>
          <text:p text:style-name="P1"><text:span text:style-name="T2">dry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1.27cm" svg:height="1.27cm" svg:x="8.381cm" svg:y="12.112cm">
          <text:p text:style-name="P1"><text:span text:style-name="T2">20 x 20 ft</text:span></text:p>
          <text:p text:style-name="P1"><text:span text:style-name="T2">extra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1.27cm" svg:height="1.27cm" svg:x="7.111cm" svg:y="12.112cm">
          <text:p text:style-name="P1"><text:span text:style-name="T2">20 x 20 ft</text:span></text:p>
          <text:p text:style-name="P1"><text:span text:style-name="T2">storage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0.952cm" svg:height="1.27cm" svg:x="6.159cm" svg:y="12.112cm">
          <text:p text:style-name="P1"><text:span text:style-name="T2">10 x 20 ft</text:span></text:p>
          <text:p text:style-name="P1"><text:span text:style-name="T2"><text:s/></text:span><text:span text:style-name="T2">Front</text:span></text:p>
          <text:p text:style-name="P1"><text:span text:style-name="T2">office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/>
      <draw:page draw:name="page9" draw:style-name="dp1" draw:master-page-name="Default">
        <draw:g>
          <draw:custom-shape draw:style-name="gr18" draw:text-style-name="P10" draw:layer="layout" svg:width="14.128cm" svg:height="12.382cm" svg:x="6.159cm" svg:y="5.60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6.509cm" svg:height="11.748cm" svg:x="6.476cm" svg:y="5.9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6.588cm" svg:height="11.748cm" svg:x="13.302cm" svg:y="5.92cm">
            <text:p/>
            <draw:enhanced-geometry svg:viewBox="0 0 21600 21600" draw:type="rectangle" draw:enhanced-path="M 0 0 L 21600 0 21600 21600 0 21600 0 0 Z N"/>
          </draw:custom-shape>
        </draw:g>
        <draw:custom-shape draw:style-name="gr42" draw:text-style-name="P1" draw:layer="layout" svg:width="6.509cm" svg:height="0.476cm" svg:x="6.476cm" svg:y="5.9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6.39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6.87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7.34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7.8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8.30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8.77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9.2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9.7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10.2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10.68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11.15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11.63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12.11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12.5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13.06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13.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14.0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14.49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14.96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15.44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15.92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16.39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6.476cm" svg:y="16.87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5.99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6.4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6.9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7.42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7.90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8.3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8.85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9.33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9.80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10.28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10.76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11.23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11.7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12.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12.66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13.14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13.61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14.09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14.5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15.0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15.5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16.47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.509cm" svg:height="0.476cm" svg:x="13.381cm" svg:y="16.953cm">
          <text:p/>
          <draw:enhanced-geometry svg:viewBox="0 0 21600 21600" draw:type="rectangle" draw:enhanced-path="M 0 0 L 21600 0 21600 21600 0 21600 0 0 Z N"/>
        </draw:custom-shape>
        <draw:frame draw:style-name="gr43" draw:text-style-name="P8" draw:layer="layout" svg:width="10.795cm" svg:height="3.806cm" svg:x="7.985cm" svg:y="1.635cm">
          <draw:text-box>
            <text:p>44 rows in greenhouse</text:p>
            <text:p>10 trays a row</text:p>
            <text:p>440 total trays</text:p>
            <text:p>44 trays harvested a week (section)</text:p>
            <text:p>2200 sq ft</text:p>
          </draw:text-box>
        </draw:frame>
        <draw:g>
          <draw:g>
            <draw:custom-shape draw:style-name="gr44" draw:text-style-name="P9" draw:layer="layout" svg:width="0.651cm" svg:height="0.476cm" svg:x="6.476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45" draw:text-style-name="P2" draw:layer="layout" svg:width="0.651cm" svg:height="0.012cm" svg:x="6.476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2" draw:layer="layout" svg:width="0.651cm" svg:height="0.012cm" svg:x="6.476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" draw:layer="layout" svg:width="0.008cm" svg:height="0.473cm" svg:x="6.476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3" draw:layer="layout" svg:width="0.008cm" svg:height="0.476cm" svg:x="7.119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8" draw:text-style-name="P9" draw:layer="layout" svg:width="0.65cm" svg:height="0.476cm" svg:x="12.335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2" draw:layer="layout" svg:width="0.65cm" svg:height="0.012cm" svg:x="12.335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2" draw:layer="layout" svg:width="0.65cm" svg:height="0.012cm" svg:x="12.335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" draw:layer="layout" svg:width="0.007cm" svg:height="0.473cm" svg:x="12.335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3" draw:layer="layout" svg:width="0.008cm" svg:height="0.476cm" svg:x="12.977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0" draw:text-style-name="P9" draw:layer="layout" svg:width="0.652cm" svg:height="0.476cm" svg:x="11.683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2" draw:layer="layout" svg:width="0.652cm" svg:height="0.012cm" svg:x="11.683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2" draw:layer="layout" svg:width="0.652cm" svg:height="0.012cm" svg:x="11.683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" draw:layer="layout" svg:width="0.009cm" svg:height="0.473cm" svg:x="11.683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3" draw:layer="layout" svg:width="0.009cm" svg:height="0.476cm" svg:x="12.326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8" draw:text-style-name="P9" draw:layer="layout" svg:width="0.65cm" svg:height="0.476cm" svg:x="11.033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2" draw:layer="layout" svg:width="0.65cm" svg:height="0.012cm" svg:x="11.033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2" draw:layer="layout" svg:width="0.65cm" svg:height="0.012cm" svg:x="11.033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" draw:layer="layout" svg:width="0.007cm" svg:height="0.473cm" svg:x="11.033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3" draw:layer="layout" svg:width="0.008cm" svg:height="0.476cm" svg:x="11.675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0" draw:text-style-name="P9" draw:layer="layout" svg:width="0.652cm" svg:height="0.476cm" svg:x="10.381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51" draw:text-style-name="P2" draw:layer="layout" svg:width="0.652cm" svg:height="0.012cm" svg:x="10.381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2" draw:layer="layout" svg:width="0.652cm" svg:height="0.012cm" svg:x="10.381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" draw:layer="layout" svg:width="0.009cm" svg:height="0.473cm" svg:x="10.381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3" draw:layer="layout" svg:width="0.009cm" svg:height="0.476cm" svg:x="11.024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8" draw:text-style-name="P9" draw:layer="layout" svg:width="0.65cm" svg:height="0.476cm" svg:x="9.731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49" draw:text-style-name="P2" draw:layer="layout" svg:width="0.65cm" svg:height="0.012cm" svg:x="9.731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2" draw:layer="layout" svg:width="0.65cm" svg:height="0.012cm" svg:x="9.731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" draw:layer="layout" svg:width="0.008cm" svg:height="0.473cm" svg:x="9.731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3" draw:layer="layout" svg:width="0.008cm" svg:height="0.476cm" svg:x="10.373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4" draw:text-style-name="P9" draw:layer="layout" svg:width="0.651cm" svg:height="0.476cm" svg:x="9.08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45" draw:text-style-name="P2" draw:layer="layout" svg:width="0.651cm" svg:height="0.012cm" svg:x="9.08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2" draw:layer="layout" svg:width="0.651cm" svg:height="0.012cm" svg:x="9.08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" draw:layer="layout" svg:width="0.008cm" svg:height="0.473cm" svg:x="9.08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3" draw:layer="layout" svg:width="0.009cm" svg:height="0.476cm" svg:x="9.722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4" draw:text-style-name="P9" draw:layer="layout" svg:width="0.651cm" svg:height="0.476cm" svg:x="8.429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45" draw:text-style-name="P2" draw:layer="layout" svg:width="0.651cm" svg:height="0.012cm" svg:x="8.429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2" draw:layer="layout" svg:width="0.651cm" svg:height="0.012cm" svg:x="8.429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" draw:layer="layout" svg:width="0.008cm" svg:height="0.473cm" svg:x="8.429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3" draw:layer="layout" svg:width="0.009cm" svg:height="0.476cm" svg:x="9.071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4" draw:text-style-name="P9" draw:layer="layout" svg:width="0.651cm" svg:height="0.476cm" svg:x="7.127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45" draw:text-style-name="P2" draw:layer="layout" svg:width="0.651cm" svg:height="0.012cm" svg:x="7.127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2" draw:layer="layout" svg:width="0.651cm" svg:height="0.012cm" svg:x="7.127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" draw:layer="layout" svg:width="0.008cm" svg:height="0.473cm" svg:x="7.127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3" draw:layer="layout" svg:width="0.009cm" svg:height="0.476cm" svg:x="7.769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4" draw:text-style-name="P9" draw:layer="layout" svg:width="0.651cm" svg:height="0.476cm" svg:x="7.778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45" draw:text-style-name="P2" draw:layer="layout" svg:width="0.651cm" svg:height="0.012cm" svg:x="7.778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2" draw:layer="layout" svg:width="0.651cm" svg:height="0.012cm" svg:x="7.778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3" draw:layer="layout" svg:width="0.008cm" svg:height="0.473cm" svg:x="7.778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3" draw:layer="layout" svg:width="0.008cm" svg:height="0.476cm" svg:x="8.421cm" svg:y="5.921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22:54:14.479000000</meta:creation-date>
    <dc:date>2017-08-10T22:17:53.996000000</dc:date>
    <meta:editing-duration>PT9M58S</meta:editing-duration>
    <meta:editing-cycles>2</meta:editing-cycles>
    <meta:generator>LibreOffice/5.0.2.2$Windows_x86 LibreOffice_project/37b43f919e4de5eeaca9b9755ed688758a8251fe</meta:generator>
    <meta:document-statistic meta:object-count="259"/>
  </office:meta>
</office:document-meta>
</file>